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C2000001C226D857CA17797E27.png" manifest:media-type="image/png"/>
  <manifest:file-entry manifest:full-path="Pictures/100002010000012C000000406E7BC40EDA0F364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6a8bc6" style:font-name="Minion Pro" fo:font-size="9pt" fo:font-style="italic" officeooo:rsid="001cec8f" officeooo:paragraph-rsid="001cec8f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3" text:anchor-type="paragraph" svg:y="-0.278in" svg:width="1.5in" svg:height="1.5in" draw:z-index="1"><draw:image xlink:href="Pictures/10000201000001C2000001C226D857CA17797E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6a8bc6" style:font-name="Minion Pro" fo:font-size="9pt" fo:font-style="italic" officeooo:rsid="001cec8f" officeooo:paragraph-rsid="001cec8f" style:font-size-asian="9pt" style:font-style-asian="italic" style:font-size-complex="9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.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2" text:anchor-type="paragraph" svg:x="2.9626in" svg:y="0.0626in" svg:width="1in" svg:height="0.2134in" draw:z-index="0"><draw:image xlink:href="Pictures/100002010000012C000000406E7BC40EDA0F3644.png" xlink:type="simple" xlink:show="embed" xlink:actuate="onLoad"/></draw:frame></text:p>
        <text:p text:style-name="MP1"/>
        <text:p text:style-name="MP2">An Equal Opportunity University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09:52:21.830958428</meta:creation-date>
    <dc:date>2017-06-09T11:01:03.498783009</dc:date>
    <meta:editing-duration>PT7M59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1" meta:paragraph-count="1" meta:word-count="4" meta:character-count="32" meta:non-whitespace-character-count="29"/>
  </office:meta>
</office:document-meta>
</file>